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9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earning Styles" table:style-name="ta1">
        <table:shapes>
          <draw:frame draw:z-index="0" draw:style-name="gr1" draw:text-style-name="P1" svg:width="251.01pt" svg:height="148.37pt" svg:x="346.51pt" svg:y="15.65pt">
            <loext:p draw:notify-on-update-of-ranges="'Learning Styles'.A2:'Learning Styles'.A7 'Learning Styles'.B2:'Learning Styles'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2.96pt" svg:height="170.5pt" svg:x="346.03pt" svg:y="171.58pt">
            <loext:p draw:notify-on-update-of-ranges="'Learning Styles'.A10:'Learning Styles'.A11 'Learning Styles'.B10:'Learning Styles'.B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ffective</text:p>
          </table:table-cell>
          <table:table-cell/>
        </table:table-row>
        <table:table-row table:style-name="ro1">
          <table:table-cell office:value-type="string" calcext:value-type="string">
            <text:p>Watchin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in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iscus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sten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sson Out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effective</text:p>
          </table:table-cell>
          <table:table-cell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stening</text:p>
          </table:table-cell>
          <table:table-cell office:value-type="float" office:value="1" calcext:value-type="float">
            <text:p>1</text:p>
          </table:table-cell>
        </table:table-row>
      </table:table>
      <table:table table:name="Language Breakdown" table:style-name="ta1">
        <table:shapes>
          <draw:frame draw:z-index="0" draw:style-name="gr1" draw:text-style-name="P1" svg:width="289.47pt" svg:height="160.21pt" svg:x="294.89pt" svg:y="15.65pt">
            <loext:p draw:notify-on-update-of-ranges="'Language Breakdown'.A2:'Language Breakdown'.A9 'Language Breakdown'.B2:'Language Breakdown'.B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Beg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</table:table-row>
      </table:table>
      <table:table table:name="Interests" table:style-name="ta1">
        <table:shapes>
          <draw:frame draw:z-index="0" draw:style-name="gr1" draw:text-style-name="P1" svg:width="380.04pt" svg:height="209.54pt" svg:x="255.49pt" svg:y="2.83pt">
            <loext:p draw:notify-on-update-of-ranges="Interests.A1:Interests.A1 Interests.A2:Interests.A14 Interests.B1:Interests.B1 Interests.B2:Interests.B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terest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Gamede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m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otograph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rol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tness Trac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 Develop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n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 Develop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formation Securi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abase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1:32:18.380000000</meta:creation-date>
    <meta:generator>LibreOffice/5.2.0.4$Windows_x86 LibreOffice_project/066b007f5ebcc236395c7d282ba488bca6720265</meta:generator>
    <dc:date>2016-08-23T11:40:16.763000000</dc:date>
    <meta:editing-duration>PT7M58S</meta:editing-duration>
    <meta:editing-cycles>6</meta:editing-cycles>
    <meta:document-statistic meta:table-count="3" meta:cell-count="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8.856cm" svg:height="5.235cm" xlink:href=".." xlink:type="simple" chart:class="chart:circle" chart:style-name="ch1">
        <chart:title svg:x="1.831cm" svg:y="0.24cm" chart:style-name="ch2">
          <text:p>Learning styles (Effective)</text:p>
        </chart:title>
        <chart:legend chart:legend-position="end" svg:x="5.799cm" svg:y="1.073cm" style:legend-expansion="high" chart:style-name="ch3"/>
        <chart:plot-area chart:style-name="ch4" table:cell-range-address="'Learning Styles'.A2:'Learning Styles'.B7" chart:data-source-has-labels="column" svg:x="0.177cm" svg:y="1.123cm" svg:width="5.445cm" svg:height="4.008cm">
          <chartooo:coordinate-region svg:x="0.896cm" svg:y="1.124cm" svg:width="4.007cm" svg:height="4.007cm"/>
          <chart:axis chart:dimension="x" chart:name="primary-x" chart:style-name="ch5" chartooo:axis-type="auto">
            <chartooo:date-scale/>
            <chart:categories table:cell-range-address="'Learning Styles'.A2:'Learning Styles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Learning Styles'.B2:'Learning Styles'.B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Watching</text:p>
                <draw:g>
                  <svg:desc>'Learning Styles'.A2:'Learning Styles'.A7</svg:desc>
                </draw:g>
              </table:table-cell>
              <table:table-cell office:value-type="float" office:value="10">
                <text:p>10</text:p>
                <draw:g>
                  <svg:desc>'Learning Styles'.B2:'Learning Styles'.B7</svg:desc>
                </draw:g>
              </table:table-cell>
            </table:table-row>
            <table:table-row>
              <table:table-cell office:value-type="string">
                <text:p>Doing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iscuss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adin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stenin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esson Outline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25cm" svg:height="6.016cm" xlink:href=".." xlink:type="simple" chart:class="chart:circle" chart:style-name="ch1">
        <chart:title svg:x="1.534cm" svg:y="0.256cm" chart:style-name="ch2">
          <text:p>Learning styles (not effective)</text:p>
        </chart:title>
        <chart:legend chart:legend-position="end" svg:x="6.794cm" svg:y="2.46cm" style:legend-expansion="high" chart:style-name="ch3"/>
        <chart:plot-area chart:style-name="ch4" table:cell-range-address="'Learning Styles'.A10:'Learning Styles'.B11" chart:data-source-has-labels="column" svg:x="0.178cm" svg:y="1.155cm" svg:width="6.438cm" svg:height="4.741cm">
          <chartooo:coordinate-region svg:x="1.027cm" svg:y="1.156cm" svg:width="4.74cm" svg:height="4.74cm"/>
          <chart:axis chart:dimension="x" chart:name="primary-x" chart:style-name="ch5" chartooo:axis-type="auto">
            <chartooo:date-scale/>
            <chart:categories table:cell-range-address="'Learning Styles'.A10:'Learning Styles'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Learning Styles'.B10:'Learning Styles'.B1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eading</text:p>
                <draw:g>
                  <svg:desc>'Learning Styles'.A10:'Learning Styles'.A11</svg:desc>
                </draw:g>
              </table:table-cell>
              <table:table-cell office:value-type="float" office:value="6">
                <text:p>6</text:p>
                <draw:g>
                  <svg:desc>'Learning Styles'.B10:'Learning Styles'.B11</svg:desc>
                </draw:g>
              </table:table-cell>
            </table:table-row>
            <table:table-row>
              <table:table-cell office:value-type="string">
                <text:p>Listening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0.213cm" svg:height="5.653cm" xlink:href=".." xlink:type="simple" chart:class="chart:circle" chart:style-name="ch1">
        <chart:title svg:x="2.919cm" svg:y="0.249cm" chart:style-name="ch2">
          <text:p>Language Experience</text:p>
        </chart:title>
        <chart:legend chart:legend-position="end" svg:x="8.109cm" svg:y="0.784cm" style:legend-expansion="high" chart:style-name="ch3"/>
        <chart:plot-area chart:style-name="ch4" table:cell-range-address="'Language Breakdown'.A2:'Language Breakdown'.B9" chart:data-source-has-labels="column" svg:x="0.204cm" svg:y="1.141cm" svg:width="7.701cm" svg:height="4.399cm">
          <chartooo:coordinate-region svg:x="1.855cm" svg:y="1.142cm" svg:width="4.398cm" svg:height="4.398cm"/>
          <chart:axis chart:dimension="x" chart:name="primary-x" chart:style-name="ch5" chartooo:axis-type="auto">
            <chartooo:date-scale/>
            <chart:categories table:cell-range-address="'Language Breakdown'.A2:'Language Breakdown'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Language Breakdown'.B2:'Language Breakdown'.B9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eginner</text:p>
                <draw:g>
                  <svg:desc>'Language Breakdown'.A2:'Language Breakdown'.A9</svg:desc>
                </draw:g>
              </table:table-cell>
              <table:table-cell office:value-type="float" office:value="2">
                <text:p>2</text:p>
                <draw:g>
                  <svg:desc>'Language Breakdown'.B2:'Language Breakdown'.B9</svg:desc>
                </draw:g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J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#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3.408cm" svg:height="7.393cm" xlink:href=".." xlink:type="simple" chart:class="chart:circle" chart:style-name="ch1">
        <chart:title svg:x="5.801cm" svg:y="0.283cm" chart:style-name="ch2">
          <text:p>Interests</text:p>
        </chart:title>
        <chart:legend chart:legend-position="end" svg:x="5.996cm" svg:y="1.903cm" style:legend-expansion="high" chart:style-name="ch3"/>
        <chart:plot-area chart:style-name="ch4" table:cell-range-address="Interests.A1:Interests.B14" chart:data-source-has-labels="both" svg:x="0.268cm" svg:y="1.209cm" svg:width="5.46cm" svg:height="6.037cm">
          <chartooo:coordinate-region svg:x="0.268cm" svg:y="1.498cm" svg:width="5.46cm" svg:height="5.46cm"/>
          <chart:axis chart:dimension="x" chart:name="primary-x" chart:style-name="ch5" chartooo:axis-type="auto">
            <chartooo:date-scale/>
            <chart:categories table:cell-range-address="Interests.A2:Interests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terests.B2:Interests.B14" chart:label-cell-address="Interests.B1:Interests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Interests.B1:Interes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medev</text:p>
                <draw:g>
                  <svg:desc>Interests.A2:Interests.A14</svg:desc>
                </draw:g>
              </table:table-cell>
              <table:table-cell office:value-type="float" office:value="4">
                <text:p>4</text:p>
                <draw:g>
                  <svg:desc>Interests.B2:Interests.B14</svg:desc>
                </draw:g>
              </table:table-cell>
            </table:table-row>
            <table:table-row>
              <table:table-cell office:value-type="string">
                <text:p>A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amin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hotograph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trol Engineer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tness Track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bile Developme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nni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eb Developmen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nformation Securit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ardwar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atabase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